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Large-scale Machine-Learning analysis of scientific PDF for following the production and the openness of research data and software in France</text:p>
      <text:p text:style-name="Subtitl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December 2022</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for following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1-15T20:42:02Z</meta:creation-date>
    <dc:date>2022-11-15T20:42:02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